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34cm"/>
      <style:paragraph-properties style:writing-mode="lr-tb"/>
    </style:style>
    <style:style style:name="gr2" style:family="graphic" style:parent-style-name="standard">
      <style:graphic-properties draw:stroke="none" draw:fill="none" fo:min-height="1.08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9.65cm" fo:min-width="9.4cm" fo:padding-top="0.175cm" fo:padding-bottom="0.175cm" fo:padding-left="0.3cm" fo:padding-right="0.3cm"/>
    </style:style>
    <style:style style:name="P1" style:family="paragraph">
      <style:text-properties style:font-name="Arial" fo:font-size="12pt" style:font-size-asian="12pt" style:font-size-complex="12pt"/>
    </style:style>
    <style:style style:name="P2" style:family="paragraph">
      <loext:graphic-properties draw:fill="none"/>
      <style:text-properties style:font-name="Arial"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745cm" svg:height="1.199cm" svg:x="2.105cm" svg:y="19.301cm">
          <draw:text-box>
            <text:p text:style-name="P1"><text:span text:style-name="T1">X: 455280</text:span></text:p>
            <text:p text:style-name="P1"><text:span text:style-name="T1">Y: 3932630</text:span></text:p>
          </draw:text-box>
        </draw:frame>
        <draw:frame draw:style-name="gr2" draw:text-style-name="P3" draw:layer="layout" svg:width="2.863cm" svg:height="1.333cm" svg:x="24.85cm" svg:y="0.5cm">
          <draw:text-box>
            <text:p><text:span text:style-name="T1">X: 455300</text:span></text:p>
            <text:p><text:span text:style-name="T1">Y: 3932650</text:span></text:p>
          </draw:text-box>
        </draw:frame>
        <draw:g>
          <draw:custom-shape draw:style-name="gr3" draw:text-style-name="P4" draw:layer="layout" svg:width="10cm" svg:height="10cm" svg:x="4.85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0cm" svg:height="10cm" svg:x="4.85cm" svg:y="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0cm" svg:height="10cm" svg:x="14.85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0cm" svg:height="10cm" svg:x="14.85cm" svg:y="0.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i-Christian Bruhn</meta:initial-creator>
    <meta:creation-date>2021-03-08T17:33:04.739000000</meta:creation-date>
    <meta:editing-cycles>2</meta:editing-cycles>
    <meta:editing-duration>PT4H7M44S</meta:editing-duration>
    <dc:date>2021-03-08T22:11:21.039000000</dc:date>
    <dc:creator>Kai-Christian Bruhn</dc:creator>
    <meta:generator>LibreOffice/7.0.4.2$Windows_X86_64 LibreOffice_project/dcf040e67528d9187c66b2379df5ea4407429775</meta:generator>
    <meta:document-statistic meta:object-count="7"/>
  </office:meta>
</office:document-meta>
</file>